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inherit" svg:font-family="inherit"/>
  </office:font-face-decls>
  <office:automatic-styles>
    <style:style style:name="P1" style:family="paragraph" style:parent-style-name="Standard">
      <style:paragraph-properties fo:text-align="center" style:justify-single-word="false"/>
      <style:text-properties fo:font-size="15pt" officeooo:rsid="00180c77" officeooo:paragraph-rsid="00180c77" style:font-size-asian="15pt" style:font-size-complex="15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text-properties style:font-name="Liberation Serif" fo:font-size="15pt" fo:font-weight="bold" officeooo:rsid="00180c77" officeooo:paragraph-rsid="00180c77" style:font-size-asian="15pt" style:font-weight-asian="bold" style:font-size-complex="15pt" style:font-weight-complex="bold"/>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42424" loext:opacity="100%" style:font-name="Liberation Serif" fo:font-size="12pt" fo:letter-spacing="normal" fo:font-style="normal" fo:font-weight="normal" officeooo:paragraph-rsid="001ef62f" style:font-size-asian="12pt" style:font-size-complex="12pt"/>
    </style:style>
    <style:style style:name="P5" style:family="paragraph" style:parent-style-name="Standard">
      <style:paragraph-properties fo:text-align="justify" style:justify-single-word="false" fo:break-before="page"/>
      <style:text-properties style:font-name="Liberation Serif" fo:font-size="15pt" fo:font-weight="bold" officeooo:paragraph-rsid="00180c77" style:font-size-asian="15pt" style:font-weight-asian="bold" style:font-size-complex="15pt" style:font-weight-complex="bold"/>
    </style:style>
    <style:style style:name="P6" style:family="paragraph" style:parent-style-name="Standard">
      <style:paragraph-properties fo:text-align="justify" style:justify-single-word="false"/>
      <style:text-properties fo:font-size="14pt" officeooo:paragraph-rsid="00180c77" style:font-size-asian="14pt" style:font-size-complex="14pt"/>
    </style:style>
    <style:style style:name="P7" style:family="paragraph" style:parent-style-name="Standard" style:list-style-name="L2">
      <style:paragraph-properties fo:text-align="justify" style:justify-single-word="false"/>
      <style:text-properties fo:font-size="14pt" officeooo:paragraph-rsid="00180c77" style:font-size-asian="14pt" style:font-size-complex="14pt"/>
    </style:style>
    <style:style style:name="P8" style:family="paragraph" style:parent-style-name="Standard">
      <style:paragraph-properties fo:text-align="justify" style:justify-single-word="false"/>
      <style:text-properties fo:font-size="14pt" fo:font-weight="normal" officeooo:paragraph-rsid="00180c77"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bold" officeooo:paragraph-rsid="00180c77" style:font-size-asian="14pt" style:font-weight-asian="bold" style:font-size-complex="14pt" style:font-weight-complex="bold"/>
    </style:style>
    <style:style style:name="P10" style:family="paragraph" style:parent-style-name="Standard">
      <style:paragraph-properties fo:text-align="justify" style:justify-single-word="false" fo:break-before="page"/>
      <style:text-properties fo:font-size="14pt" fo:font-weight="bold" officeooo:paragraph-rsid="00180c77" style:font-size-asian="14pt" style:font-weight-asian="bold" style:font-size-complex="14pt" style:font-weight-complex="bold"/>
    </style:style>
    <style:style style:name="P11" style:family="paragraph" style:parent-style-name="Text_20_body" style:master-page-name="">
      <loext:graphic-properties draw:fill="none"/>
      <style:paragraph-properties fo:margin-left="0cm" fo:margin-right="0cm" fo:text-align="justify" style:justify-single-word="false" fo:text-indent="1.9cm" style:auto-text-indent="false" style:page-number="auto" fo:background-color="transparent">
        <style:tab-stops>
          <style:tab-stop style:position="0cm"/>
        </style:tab-stops>
      </style:paragraph-properties>
      <style:text-properties style:font-name="Liberation Serif" fo:font-size="14pt" fo:font-weight="normal" officeooo:rsid="00180c77" officeooo:paragraph-rsid="00180c77" style:font-size-asian="14pt" style:font-weight-asian="normal" style:font-size-complex="14pt" style:font-weight-complex="normal"/>
    </style:style>
    <style:style style:name="P12" style:family="paragraph" style:parent-style-name="Text_20_body">
      <loext:graphic-properties draw:fill="none"/>
      <style:paragraph-properties fo:margin-left="0cm" fo:margin-right="0cm" fo:text-align="justify" style:justify-single-word="false" fo:text-indent="1.9cm" style:auto-text-indent="false" fo:background-color="transparent">
        <style:tab-stops>
          <style:tab-stop style:position="0cm"/>
        </style:tab-stops>
      </style:paragraph-properties>
      <style:text-properties style:font-name="Liberation Serif" fo:font-size="14pt" fo:font-weight="normal" style:font-size-asian="14pt" style:font-weight-asian="normal" style:font-size-complex="14pt" style:font-weight-complex="normal"/>
    </style:style>
    <style:style style:name="P13" style:family="paragraph" style:parent-style-name="Text_20_body">
      <loext:graphic-properties draw:fill="none"/>
      <style:paragraph-properties fo:margin-left="0cm" fo:margin-right="0cm" fo:text-align="justify" style:justify-single-word="false" fo:text-indent="1.9cm" style:auto-text-indent="false" fo:background-color="transparent">
        <style:tab-stops>
          <style:tab-stop style:position="0cm"/>
        </style:tab-stops>
      </style:paragraph-properties>
      <style:text-properties style:font-name="Liberation Serif" fo:font-size="14pt" fo:font-weight="normal" style:font-size-asian="14pt" style:font-weight-asian="normal" style:font-size-complex="14pt" style:font-weight-complex="normal"/>
    </style:style>
    <style:style style:name="T1" style:family="text">
      <style:text-properties officeooo:rsid="00180c77"/>
    </style:style>
    <style:style style:name="T2" style:family="text">
      <style:text-properties fo:font-variant="normal" fo:text-transform="none" fo:color="#242424" loext:opacity="100%" fo:letter-spacing="normal" fo:font-style="normal" officeooo:rsid="00180c77"/>
    </style:style>
    <style:style style:name="T3" style:family="text">
      <style:text-properties officeooo:rsid="0021c641"/>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767cm" fo:text-indent="-0.635cm" fo:margin-left="1.7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402cm" fo:text-indent="-0.635cm" fo:margin-left="2.4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37cm" fo:text-indent="-0.635cm" fo:margin-left="3.03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72cm" fo:text-indent="-0.635cm" fo:margin-left="3.67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307cm" fo:text-indent="-0.635cm" fo:margin-left="4.30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42cm" fo:text-indent="-0.635cm" fo:margin-left="4.94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77cm" fo:text-indent="-0.635cm" fo:margin-left="5.57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212cm" fo:text-indent="-0.635cm" fo:margin-left="6.21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47cm" fo:text-indent="-0.635cm" fo:margin-left="6.84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82cm" fo:text-indent="-0.635cm" fo:margin-left="7.48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tod<text:span text:style-name="T1">ologia</text:span> de desenvolvimento de <text:span text:style-name="T1">S</text:span>oft<text:span text:style-name="T1">ware</text:span> (SR)</text:p>
      <text:p text:style-name="P1">Samanta Bordallo</text:p>
      <text:p text:style-name="P1"/>
      <text:p text:style-name="P3">Como escolher e gerir testes de software?</text:p>
      <text:p text:style-name="Standard">(Testes funcionais, testes de integração, testes de desempenho e testes de segurança)</text:p>
      <text:p text:style-name="Standard"/>
      <text:p text:style-name="P11">Escolher os tipos de teste de software adequados é uma etapa fundamental para garantir a qualidade do software. O processo começa com uma análise abrangente dos requisitos do projeto e do escopo do software. É crucial compreender profundamente o que o software deve fazer e quais são as funcionalidades críticas. A partir daí, a identificação de riscos desempenha um papel importante. Avalie os riscos associados ao software, considerando fatores como complexidade, segurança, desempenho e integração com outros sistemas. Priorize áreas com riscos mais elevados, pois essas podem exigir testes mais abrangentes.</text:p>
      <text:p text:style-name="P12">Além disso, é vital compreender as necessidades do cliente e dos stakeholders. Eles podem ter requisitos específicos de teste, como testes de aceitação, que são essenciais para a aceitação do software. A arquitetura do software também deve ser avaliada, identificando os pontos críticos de integração entre módulos ou componentes. Isso ajuda a determinar a necessidade de testes de integração. Se o desempenho for um fator crítico, avalie as expectativas de carga e escalabilidade do sistema, indicando a necessidade de testes de desempenho. Além disso, leve em consideração ameaças de segurança; se o software lida com dados sensíveis ou interage com sistemas externos, os testes de segurança, como testes de penetração, podem ser essenciais.</text:p>
      <text:p text:style-name="P12">A gestão de testes de software é um processo crítico para garantir a qualidade e a confiabilidade do software desenvolvido. Começa com um planejamento cuidadoso, onde os objetivos e recursos são definidos, e um plano de testes detalhado é elaborado. Durante a execução dos testes, a automação é frequentemente usada para economizar tempo e melhorar a consistência. Os resultados são registrados, e os defeitos identificados são priorizados e corrigidos. A comunicação eficaz com a equipe de desenvolvimento e os stakeholders, bem como revisões e melhorias contínuas, são elementos-chave para o sucesso da gestão de testes de software. Ao adotar boas práticas de gestão de testes, as equipes podem garantir que o software atenda aos padrões de qualidade esperados e que problemas sejam identificados e resolvidos de forma oportuna. </text:p>
      <text:p text:style-name="P5"><text:span text:style-name="T2">Ferramentas que permitem testar software.</text:span></text:p>
      <text:p text:style-name="P4">Faça um levantamento de 4 ou 5 ferramentas que permitem efetuar testes de Software e indique as principais características e a que testes dão Resposta.</text:p>
      <text:p text:style-name="P6"/>
      <text:list xml:id="list169139744" text:style-name="L2">
        <text:list-item>
          <text:p text:style-name="P7">Selenium:</text:p>
          <text:p text:style-name="P7">Características Principais: Selenium é uma ferramenta de automação de teste de código aberto que permite criar e executar testes automatizados em aplicativos da web em diferentes navegadores.</text:p>
          <text:p text:style-name="P7">Testes de Resposta: É amplamente usado para testes funcionais e de regressão, bem como testes de integração em aplicativos da web.</text:p>
          <text:p text:style-name="P7"/>
        </text:list-item>
        <text:list-item>
          <text:p text:style-name="P7">JIRA:</text:p>
          <text:p text:style-name="P7">Características Principais: Embora o JIRA seja uma plataforma de gerenciamento de projetos, ele também é usado para rastrear casos de teste, gerenciar sprints e acompanhar defeitos. Ele oferece integração com várias ferramentas de automação de teste.</text:p>
          <text:p text:style-name="P7">Testes de Resposta: Principalmente usado para rastreamento de defeitos, gerenciamento de casos de teste e acompanhamento do progresso dos testes.</text:p>
          <text:p text:style-name="P7"/>
        </text:list-item>
        <text:list-item>
          <text:p text:style-name="P7">LoadRunner:</text:p>
          <text:p text:style-name="P7">Características Principais: LoadRunner, da Micro Focus, é uma ferramenta de teste de desempenho que permite simular cargas de usuário para avaliar o desempenho de aplicativos em diferentes cenários.</text:p>
          <text:p text:style-name="P7">Testes de Resposta: Especializado em testes de desempenho, como testes de carga, estresse e escalabilidade.</text:p>
          <text:p text:style-name="P7"/>
        </text:list-item>
        <text:list-item>
          <text:p text:style-name="P7">OWASP ZAP (Zed Attack Proxy):</text:p>
          <text:p text:style-name="P7">Características Principais: OWASP ZAP é uma ferramenta de código aberto para testes de segurança de aplicativos da web. Ele ajuda a identificar vulnerabilidades de segurança em aplicações web.</text:p>
          <text:p text:style-name="P7">Testes de Resposta: Usado para testes de segurança, incluindo varredura de segurança, teste de penetração e identificação de vulnerabilidades.</text:p>
          <text:p text:style-name="P7"/>
        </text:list-item>
        <text:list-item>
          <text:p text:style-name="P7">Postman:</text:p>
          <text:p text:style-name="P7">Características Principais: Postman é uma ferramenta popular para testar APIs RESTful. Permite criar e executar solicitações HTTP, bem como automatizar testes de API.</text:p>
          <text:p text:style-name="P7">Testes de Resposta: Principalmente usado para testes de API, incluindo testes de integração e validação de respostas de API.</text:p>
        </text:list-item>
      </text:list>
      <text:p text:style-name="P10">Qual a importância dos testes no processo de desenvolvimento de um software?</text:p>
      <text:p text:style-name="P9"/>
      <text:p text:style-name="P6">Os testes são essenciais no desenvolvimento de software para identificar defeitos, garantir conformidade com requisitos, assegurar segurança e qualidade, e detectar problemas precocemente. Os testes permitem que os desenvolvedores corrijam erros antes que eles alcancem os usuários finais, economizando tempo e recursos, e resultando em um software mais estável e eficaz.</text:p>
      <text:p text:style-name="P6"/>
      <text:p text:style-name="P9">Quais as diferenças entre erro, defeito e falha? Dá um exemplo prático para cada um destes</text:p>
      <text:p text:style-name="P9"/>
      <text:p text:style-name="P8">Um erro é uma ação humana ou falha de raciocínio que leva a um problema no código ou em algum aspecto do processo de desenvolvimento. Geralmente, é um equívoco cometido por um desenvolvedor. <text:span text:style-name="T3">Ex: u</text:span>m desenvolvedor escreve uma função de cálculo de juros e comete um erro de digitação ao inserir a fórmula, resultando em cálculos de juros incorretos.</text:p>
      <text:p text:style-name="P8"/>
      <text:p text:style-name="P8">Um defeito é um problema ou anomalia no código-fonte ou no software que ocorre devido a um erro anterior. É uma não conformidade em relação aos requisitos do software. <text:span text:style-name="T3">Ex: d</text:span>evido ao erro de digitação na função de cálculo de juros, o software calcula incorretamente os juros para todos os clientes, resultando em valores errados nas faturas.</text:p>
      <text:p text:style-name="P8"/>
      <text:p text:style-name="P8">Uma falha ocorre quando um defeito manifesta-se durante a execução do software e causa um comportamento indesejado ou uma interrupção no funcionamento do programa. <text:span text:style-name="T3">Ex: o</text:span> software bancário é usado para processar transações de clientes. Devido ao defeito na função de cálculo de juros, uma transação de empréstimo é processada com juros incorretos, causando um desacordo financeiro e insatisfação do cliente.</text:p>
      <text:p text:style-name="P8"/>
      <text:p text:style-name="P9">Qual a relação entre o custo de corrigir uma falha e a fase de desenvolvimento do projeto em que a mesma é detectada?</text:p>
      <text:p text:style-name="P9"/>
      <text:p text:style-name="P8">A relação entre o custo de correção de falhas e a fase de desenvolvimento do projeto é governada pelo "Princípio do Custo de Correção". Detectar e corrigir falhas nas fases iniciais, como requisitos e design, tende a ser mais econômico, enquanto a correção torna-se progressivamente mais dispendiosa à medida que avançamos nas etapas de codificação, testes e, especialmente, após a implantação em produção. Isso sublinha a importância de investir em práticas de qualidade, como testes e revisões, desde o início do projeto, a fim de evitar custos elevados e problemas graves no futuro.</text:p>
      <text:p text:style-name="P10">Quais os testes que devemos utilizar para testar um software e porquê?</text:p>
      <text:p text:style-name="P8"/>
      <text:p text:style-name="P8">Entre os testes mais amplamente utilizados e considerados essenciais estão os Testes Funcionais, que verificam se o software cumpre os requisitos de funcionalidade estabelecidos, garantindo que as principais características estejam funcionando corretamente. Os Testes de Integração são cruciais para verificar se os diferentes componentes ou módulos do software funcionam de forma adequada em conjunto, identificando possíveis problemas de integração. Os Testes de Unidade, por sua vez, permitem verificar unidades individuais de código, garantindo que elas funcionem conforme o esperado e contribuindo para a detecção precoce de erros, bem como para a manutenção de um código limpo e modular.</text:p>
      <text:p text:style-name="P8"/>
      <text:p text:style-name="P8">Além disso, os Testes de Regressão são fundamentais para certificar-se de que alterações recentes no código não afetaram as funcionalidades já existentes, evitando a reintrodução de defeitos após atualizações. Os Testes de Desempenho avaliam o desempenho do software em condições de carga, verificando a velocidade, a escalabilidade e a eficiência do sistema, garantindo que ele funcione bem em ambiente de produção. Os Testes de Segurança identificam vulnerabilidades e ameaças de segurança, protegendo contra-ataques e garantindo a segurança dos dados dos usuários e a integridade do sistema. Os Testes de Usabilidade avaliam a experiência do usuário, garantindo que o software seja amigável e atenda às expectativas dos usuários, o que é fundamental para a satisfação do cliente. Por fim, os Testes de Aceitação são realizados pelos usuários finais ou pelos stakeholders para garantir que o software atenda aos requisitos de negócios e às necessidades do usuário antes da implantação.</text:p>
      <text:p text:style-name="P8"/>
      <text:p text:style-name="P9">Quais as principais diferenças entre um teste de carga e um teste de stress?</text:p>
      <text:p text:style-name="P8"/>
      <text:p text:style-name="P8">O teste de carga concentra-se em avaliar como o software se comporta sob cargas típicas esperadas durante o uso normal. Ele visa verificar se o software mantém um desempenho adequado sob essas condições realistas, garantindo que atenda aos requisitos de desempenho. As cargas de trabalho aplicadas são representativas do comportamento esperado dos usuários, e os resultados incluem métricas de desempenho, como tempo de resposta e taxa de transferência.</text:p>
      <text:p text:style-name="P8"/>
      <text:p text:style-name="P8">O teste de estresse, por outro lado, tem como objetivo levar o software a seus limites extremos. Ele aplica cargas excepcionalmente altas ou condições anormais para identificar pontos de falha e entender como o software se comporta em situações extremas. As cargas de trabalho são geralmente imprevisíveis, envolvendo picos inesperados de tráfego. Os resultados do teste de estresse incluem a identificação de gargalos, análise de quedas de desempenho e observação do comportamento do sistema sob pressão extrem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egoe UI Web (West European)', apple-system, BlinkMacSystemFont, Roboto, 'Helvetica Neue',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12T14:46:31.661000000</meta:creation-date>
    <dc:date>2023-10-13T15:46:13.279000000</dc:date>
    <meta:editing-duration>PT2H8M48S</meta:editing-duration>
    <meta:editing-cycles>5</meta:editing-cycles>
    <meta:generator>LibreOffice/7.3.4.2$Windows_X86_64 LibreOffice_project/728fec16bd5f605073805c3c9e7c4212a0120dc5</meta:generator>
    <meta:document-statistic meta:table-count="0" meta:image-count="0" meta:object-count="0" meta:page-count="4" meta:paragraph-count="38" meta:word-count="1428" meta:character-count="9406" meta:non-whitespace-character-count="8020"/>
  </office:meta>
</office:document-meta>
</file>